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63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3.39cm"/>
    </style:style>
    <style:style style:name="co5" style:family="table-column">
      <style:table-column-properties fo:break-before="auto" style:column-width="2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List1" table:style-name="ta1">
        <table:shapes>
          <draw:frame draw:z-index="0" draw:style-name="gr1" svg:width="15.999cm" svg:height="8.999cm" svg:x="7.469cm" svg:y="10.446cm">
            <draw:object draw:notify-on-update-of-ranges="List1.B5:List1.B19 List1.C3:List1.C3 List1.C5:List1.C19 List1.F3:List1.F3 List1.F5:List1.F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002cm" svg:height="8.997cm" svg:x="6.663cm" svg:y="30.988cm">
            <draw:object draw:notify-on-update-of-ranges="List1.B5:List1.B19 List1.C3:List1.C3 List1.E5:List1.E19 List1.F3:List1.F3 List1.H5:List1.H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6.002cm" svg:height="8.998cm" svg:x="7.304cm" svg:y="21.09cm">
            <draw:object draw:notify-on-update-of-ranges="List1.B5:List1.B19 List1.J4:List1.J4 List1.J5:List1.J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3" table:default-cell-style-name="Default"/>
        <table:table-column table:style-name="co4" table:default-cell-style-name="ce8"/>
        <table:table-column table:style-name="co1" table:default-cell-style-name="Default"/>
        <table:table-column table:style-name="co1" table:default-cell-style-name="ce6"/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2" office:value-type="string">
            <text:p>ideal/brute force</text:p>
          </table:table-cell>
          <table:table-cell table:style-name="ce5"/>
          <table:table-cell table:style-name="ce6"/>
          <table:table-cell table:style-name="ce2" office:value-type="string">
            <text:p>heuristika</text:p>
          </table:table-cell>
          <table:table-cell table:style-name="ce5"/>
          <table:table-cell table:style-name="ce6"/>
          <table:table-cell/>
          <table:table-cell table:style-name="Default"/>
        </table:table-row>
        <table:table-row table:style-name="ro1">
          <table:table-cell/>
          <table:table-cell table:style-name="ce1" office:value-type="string">
            <text:p>instance id</text:p>
          </table:table-cell>
          <table:table-cell table:style-name="ce3" office:value-type="string">
            <text:p>hloubka</text:p>
          </table:table-cell>
          <table:table-cell table:style-name="ce1" office:value-type="string">
            <text:p>prohledano stavu</text:p>
          </table:table-cell>
          <table:table-cell table:style-name="ce7" office:value-type="string">
            <text:p>vygenerovano stavu</text:p>
          </table:table-cell>
          <table:table-cell table:style-name="ce3" office:value-type="string">
            <text:p>hloubka</text:p>
          </table:table-cell>
          <table:table-cell table:style-name="ce1" office:value-type="string">
            <text:p>prohledano stavu</text:p>
          </table:table-cell>
          <table:table-cell table:style-name="ce7" office:value-type="string">
            <text:p>vygenerovano stavu</text:p>
          </table:table-cell>
          <table:table-cell table:style-name="ce1" office:value-type="string">
            <text:p>rel chyba</text:p>
          </table:table-cell>
          <table:table-cell table:style-name="ce1" office:value-type="string">
            <text:p>Zrychleni [%]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table:style-name="ce5" office:value-type="float" office:value="8926">
            <text:p>8926</text:p>
          </table:table-cell>
          <table:table-cell table:style-name="ce5" office:value-type="float" office:value="8991">
            <text:p>8991</text:p>
          </table:table-cell>
          <table:table-cell table:style-name="ce2" office:value-type="float" office:value="18">
            <text:p>18</text:p>
          </table:table-cell>
          <table:table-cell table:style-name="ce5" office:value-type="float" office:value="96">
            <text:p>96</text:p>
          </table:table-cell>
          <table:table-cell table:style-name="ce6" office:value-type="float" office:value="1046">
            <text:p>1046</text:p>
          </table:table-cell>
          <table:table-cell table:style-name="ce5" table:formula="of:=([.F5]-[.C5])/[.C5]" office:value-type="float" office:value="0.8">
            <text:p>0,8</text:p>
          </table:table-cell>
          <table:table-cell table:formula="of:=(1/([.E5]/[.H5]))*100" office:value-type="float" office:value="11.6338560783005">
            <text:p>11,6338560783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039">
            <text:p>6039</text:p>
          </table:table-cell>
          <table:table-cell office:value-type="float" office:value="8083">
            <text:p>8083</text:p>
          </table:table-cell>
          <table:table-cell office:value-type="float" office:value="17">
            <text:p>17</text:p>
          </table:table-cell>
          <table:table-cell office:value-type="float" office:value="422">
            <text:p>422</text:p>
          </table:table-cell>
          <table:table-cell office:value-type="float" office:value="1840">
            <text:p>1840</text:p>
          </table:table-cell>
          <table:table-cell table:formula="of:=([.F6]-[.C6])/[.C6]" office:value-type="float" office:value="1.125">
            <text:p>1,125</text:p>
          </table:table-cell>
          <table:table-cell table:formula="of:=(1/([.E6]/[.H6]))*100" office:value-type="float" office:value="22.763825312384">
            <text:p>22,7638253124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703">
            <text:p>5703</text:p>
          </table:table-cell>
          <table:table-cell office:value-type="float" office:value="7915">
            <text:p>7915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72">
            <text:p>172</text:p>
          </table:table-cell>
          <table:table-cell table:formula="of:=([.F7]-[.C7])/[.C7]" office:value-type="float" office:value="0.25">
            <text:p>0,25</text:p>
          </table:table-cell>
          <table:table-cell table:formula="of:=(1/([.E7]/[.H7]))*100" office:value-type="float" office:value="2.17308907138345">
            <text:p>2,1730890714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74">
            <text:p>17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formula="of:=([.F8]-[.C8])/[.C8]" office:value-type="float" office:value="0.333333333333333">
            <text:p>0,3333333333</text:p>
          </table:table-cell>
          <table:table-cell table:formula="of:=(1/([.E8]/[.H8]))*100" office:value-type="float" office:value="31.6091954022988">
            <text:p>31,6091954023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49273">
            <text:p>49273</text:p>
          </table:table-cell>
          <table:table-cell office:value-type="float" office:value="49349">
            <text:p>49349</text:p>
          </table:table-cell>
          <table:table-cell office:value-type="float" office:value="47">
            <text:p>47</text:p>
          </table:table-cell>
          <table:table-cell office:value-type="float" office:value="378">
            <text:p>378</text:p>
          </table:table-cell>
          <table:table-cell office:value-type="float" office:value="3345">
            <text:p>3345</text:p>
          </table:table-cell>
          <table:table-cell table:formula="of:=([.F9]-[.C9])/[.C9]" office:value-type="float" office:value="1.9375">
            <text:p>1,9375</text:p>
          </table:table-cell>
          <table:table-cell table:formula="of:=(1/([.E9]/[.H9]))*100" office:value-type="float" office:value="6.7782528521348">
            <text:p>6,778252852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34978">
            <text:p>34978</text:p>
          </table:table-cell>
          <table:table-cell office:value-type="float" office:value="41670">
            <text:p>41670</text:p>
          </table:table-cell>
          <table:table-cell office:value-type="float" office:value="34">
            <text:p>34</text:p>
          </table:table-cell>
          <table:table-cell office:value-type="float" office:value="259">
            <text:p>259</text:p>
          </table:table-cell>
          <table:table-cell office:value-type="float" office:value="2468">
            <text:p>2468</text:p>
          </table:table-cell>
          <table:table-cell table:formula="of:=([.F10]-[.C10])/[.C10]" office:value-type="float" office:value="1.83333333333333">
            <text:p>1,8333333333</text:p>
          </table:table-cell>
          <table:table-cell table:formula="of:=(1/([.E10]/[.H10]))*100" office:value-type="float" office:value="5.92272618190545">
            <text:p>5,9227261819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27514">
            <text:p>27514</text:p>
          </table:table-cell>
          <table:table-cell office:value-type="float" office:value="35752">
            <text:p>35752</text:p>
          </table:table-cell>
          <table:table-cell office:value-type="float" office:value="23">
            <text:p>23</text:p>
          </table:table-cell>
          <table:table-cell office:value-type="float" office:value="312">
            <text:p>312</text:p>
          </table:table-cell>
          <table:table-cell office:value-type="float" office:value="2852">
            <text:p>2852</text:p>
          </table:table-cell>
          <table:table-cell table:formula="of:=([.F11]-[.C11])/[.C11]" office:value-type="float" office:value="1.09090909090909">
            <text:p>1,0909090909</text:p>
          </table:table-cell>
          <table:table-cell table:formula="of:=(1/([.E11]/[.H11]))*100" office:value-type="float" office:value="7.97717610203625">
            <text:p>7,977176102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office:value-type="float" office:value="872">
            <text:p>87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table:formula="of:=([.F12]-[.C12])/[.C12]" office:value-type="float" office:value="0.6">
            <text:p>0,6</text:p>
          </table:table-cell>
          <table:table-cell table:formula="of:=(1/([.E12]/[.H12]))*100" office:value-type="float" office:value="12.1559633027523">
            <text:p>12,1559633028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2880">
            <text:p>2880</text:p>
          </table:table-cell>
          <table:table-cell office:value-type="float" office:value="6326">
            <text:p>6326</text:p>
          </table:table-cell>
          <table:table-cell office:value-type="float" office:value="19">
            <text:p>19</text:p>
          </table:table-cell>
          <table:table-cell office:value-type="float" office:value="140">
            <text:p>140</text:p>
          </table:table-cell>
          <table:table-cell office:value-type="float" office:value="1250">
            <text:p>1250</text:p>
          </table:table-cell>
          <table:table-cell table:formula="of:=([.F13]-[.C13])/[.C13]" office:value-type="float" office:value="1.71428571428571">
            <text:p>1,7142857143</text:p>
          </table:table-cell>
          <table:table-cell table:formula="of:=(1/([.E13]/[.H13]))*100" office:value-type="float" office:value="19.7597217831173">
            <text:p>19,7597217831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28984">
            <text:p>28984</text:p>
          </table:table-cell>
          <table:table-cell office:value-type="float" office:value="59199">
            <text:p>59199</text:p>
          </table:table-cell>
          <table:table-cell office:value-type="float" office:value="40">
            <text:p>40</text:p>
          </table:table-cell>
          <table:table-cell office:value-type="float" office:value="258">
            <text:p>258</text:p>
          </table:table-cell>
          <table:table-cell office:value-type="float" office:value="2279">
            <text:p>2279</text:p>
          </table:table-cell>
          <table:table-cell table:formula="of:=([.F14]-[.C14])/[.C14]" office:value-type="float" office:value="1.85714285714286">
            <text:p>1,8571428571</text:p>
          </table:table-cell>
          <table:table-cell table:formula="of:=(1/([.E14]/[.H14]))*100" office:value-type="float" office:value="3.84972719133769">
            <text:p>3,8497271913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55889">
            <text:p>55889</text:p>
          </table:table-cell>
          <table:table-cell office:value-type="float" office:value="58771">
            <text:p>58771</text:p>
          </table:table-cell>
          <table:table-cell office:value-type="float" office:value="29">
            <text:p>29</text:p>
          </table:table-cell>
          <table:table-cell office:value-type="float" office:value="184">
            <text:p>184</text:p>
          </table:table-cell>
          <table:table-cell office:value-type="float" office:value="2043">
            <text:p>2043</text:p>
          </table:table-cell>
          <table:table-cell table:formula="of:=([.F15]-[.C15])/[.C15]" office:value-type="float" office:value="1.41666666666667">
            <text:p>1,4166666667</text:p>
          </table:table-cell>
          <table:table-cell table:formula="of:=(1/([.E15]/[.H15]))*100" office:value-type="float" office:value="3.4762042503956">
            <text:p>3,4762042504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28213">
            <text:p>28213</text:p>
          </table:table-cell>
          <table:table-cell office:value-type="float" office:value="40908">
            <text:p>40908</text:p>
          </table:table-cell>
          <table:table-cell office:value-type="float" office:value="24">
            <text:p>24</text:p>
          </table:table-cell>
          <table:table-cell office:value-type="float" office:value="171">
            <text:p>171</text:p>
          </table:table-cell>
          <table:table-cell office:value-type="float" office:value="1560">
            <text:p>1560</text:p>
          </table:table-cell>
          <table:table-cell table:formula="of:=([.F16]-[.C16])/[.C16]" office:value-type="float" office:value="1.4">
            <text:p>1,4</text:p>
          </table:table-cell>
          <table:table-cell table:formula="of:=(1/([.E16]/[.H16]))*100" office:value-type="float" office:value="3.813435024934">
            <text:p>3,8134350249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  <table:table-cell office:value-type="float" office:value="1461">
            <text:p>146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214">
            <text:p>214</text:p>
          </table:table-cell>
          <table:table-cell table:formula="of:=([.F17]-[.C17])/[.C17]" office:value-type="float" office:value="0.4">
            <text:p>0,4</text:p>
          </table:table-cell>
          <table:table-cell table:formula="of:=(1/([.E17]/[.H17]))*100" office:value-type="float" office:value="14.6475017111567">
            <text:p>14,6475017112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3624">
            <text:p>3624</text:p>
          </table:table-cell>
          <table:table-cell office:value-type="float" office:value="9155">
            <text:p>9155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347">
            <text:p>347</text:p>
          </table:table-cell>
          <table:table-cell table:formula="of:=([.F18]-[.C18])/[.C18]" office:value-type="float" office:value="0.857142857142857">
            <text:p>0,8571428571</text:p>
          </table:table-cell>
          <table:table-cell table:formula="of:=(1/([.E18]/[.H18]))*100" office:value-type="float" office:value="3.79027853631895">
            <text:p>3,7902785363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style-name="ce3" office:value-type="float" office:value="9">
            <text:p>9</text:p>
          </table:table-cell>
          <table:table-cell table:style-name="ce1" office:value-type="float" office:value="16056">
            <text:p>16056</text:p>
          </table:table-cell>
          <table:table-cell table:style-name="ce1" office:value-type="float" office:value="27773">
            <text:p>27773</text:p>
          </table:table-cell>
          <table:table-cell table:style-name="ce3" office:value-type="float" office:value="18">
            <text:p>18</text:p>
          </table:table-cell>
          <table:table-cell table:style-name="ce1" office:value-type="float" office:value="81">
            <text:p>81</text:p>
          </table:table-cell>
          <table:table-cell table:style-name="ce7" office:value-type="float" office:value="631">
            <text:p>631</text:p>
          </table:table-cell>
          <table:table-cell table:style-name="ce1" table:formula="of:=([.F19]-[.C19])/[.C19]" office:value-type="float" office:value="1">
            <text:p>1</text:p>
          </table:table-cell>
          <table:table-cell table:formula="of:=(1/([.E19]/[.H19]))*100" office:value-type="float" office:value="2.27199078241457">
            <text:p>2,2719907824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string">
            <text:p>průměr chybovosti:</text:p>
          </table:table-cell>
          <table:table-cell table:formula="of:=AVERAGE([.I5:.I19] )" office:value-type="float" office:value="1.10768759018759">
            <text:p>1,1076875902</text:p>
          </table:table-cell>
          <table:table-cell table:style-name="Default"/>
        </table:table-row>
      </table:table>
      <table:table table:name="List2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Arial" style:language-asian="zh" style:country-asian="CN" style:font-name-complex="Arial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26.01.2012</text:date>, <text:time>23:00:3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6T17:16:49</meta:creation-date>
    <meta:generator>LibreOffice/3.4$Unix LibreOffice_project/340m1$Build-1206</meta:generator>
    <dc:date>2012-01-26T23:00:36</dc:date>
    <meta:editing-duration>PT1H32M19S</meta:editing-duration>
    <meta:editing-cycles>9</meta:editing-cycles>
    <meta:document-statistic meta:table-count="3" meta:cell-count="14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11cm" svg:y="3.952cm" style:legend-expansion="high" chart:style-name="ch2"/>
        <chart:plot-area chart:style-name="ch3" table:cell-range-address="List1.B5:List1.C19 List1.C3:List1.C3 List1.F3:List1.F3 List1.F5:List1.F19" chart:data-source-has-labels="both" svg:x="0.77cm" svg:y="0.855cm" svg:width="11.401cm" svg:height="7.545cm">
          <chartooo:coordinate-region svg:x="1.391cm" svg:y="1.054cm" svg:width="10.78cm" svg:height="6.699cm"/>
          <chart:axis chart:dimension="x" chart:name="primary-x" chart:style-name="ch4" chartooo:axis-type="auto">
            <chartooo:date-scale/>
            <chart:categories table:cell-range-address="List1.B5:List1.B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C5:List1.C19" chart:label-cell-address="List1.C3:List1.C3" chart:class="chart:bar">
            <chart:data-point chart:repeated="15"/>
          </chart:series>
          <chart:series chart:style-name="ch8" chart:values-cell-range-address="List1.F5:List1.F19" chart:label-cell-address="List1.F3:List1.F3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/brute force</text:p>
                <draw:g>
                  <svg:desc>List1.C3:List1.C3</svg:desc>
                </draw:g>
              </table:table-cell>
              <table:table-cell office:value-type="string">
                <text:p>heuristika</text:p>
                <draw:g>
                  <svg:desc>List1.F3:List1.F3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0</text:p>
                <draw:g>
                  <svg:desc>List1.B5:List1.B19</svg:desc>
                </draw:g>
              </table:table-cell>
              <table:table-cell office:value-type="float" office:value="10">
                <text:p>10</text:p>
                <draw:g>
                  <svg:desc>List1.C5:List1.C19</svg:desc>
                </draw:g>
              </table:table-cell>
              <table:table-cell office:value-type="float" office:value="18">
                <text:p>18</text:p>
                <draw:g>
                  <svg:desc>List1.F5:List1.F19</svg:desc>
                </draw:g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98cm" xlink:href=".." xlink:type="simple" chart:class="chart:bar" chart:style-name="ch1">
        <chart:legend chart:legend-position="end" svg:x="12.814cm" svg:y="3.951cm" style:legend-expansion="high" chart:style-name="ch2"/>
        <chart:plot-area chart:style-name="ch3" table:cell-range-address="List1.B5:List1.B19 List1.C3:List1.C3 List1.E5:List1.E19 List1.F3:List1.F3 List1.H5:List1.H19" chart:data-source-has-labels="both" svg:x="0.77cm" svg:y="0.851cm" svg:width="11.404cm" svg:height="7.548cm">
          <chartooo:coordinate-region svg:x="1.947cm" svg:y="1.05cm" svg:width="10.227cm" svg:height="6.702cm"/>
          <chart:axis chart:dimension="x" chart:name="primary-x" chart:style-name="ch4" chartooo:axis-type="auto">
            <chartooo:date-scale/>
            <chart:categories table:cell-range-address="List1.B5:List1.B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E5:List1.E19" chart:label-cell-address="List1.C3:List1.C3" chart:class="chart:bar">
            <chart:data-point chart:repeated="15"/>
          </chart:series>
          <chart:series chart:style-name="ch8" chart:values-cell-range-address="List1.H5:List1.H19" chart:label-cell-address="List1.F3:List1.F3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/brute force</text:p>
                <draw:g>
                  <svg:desc>List1.C3:List1.C3</svg:desc>
                </draw:g>
              </table:table-cell>
              <table:table-cell office:value-type="string">
                <text:p>heuristika</text:p>
                <draw:g>
                  <svg:desc>List1.F3:List1.F3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0</text:p>
                <draw:g>
                  <svg:desc>List1.B5:List1.B19</svg:desc>
                </draw:g>
              </table:table-cell>
              <table:table-cell office:value-type="float" office:value="8991">
                <text:p>8991</text:p>
                <draw:g>
                  <svg:desc>List1.E5:List1.E19</svg:desc>
                </draw:g>
              </table:table-cell>
              <table:table-cell office:value-type="float" office:value="1046">
                <text:p>1046</text:p>
                <draw:g>
                  <svg:desc>List1.H5:List1.H19</svg:desc>
                </draw:g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083">
                <text:p>8083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915">
                <text:p>791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74">
                <text:p>1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9349">
                <text:p>49349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1670">
                <text:p>41670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5752">
                <text:p>35752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872">
                <text:p>87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326">
                <text:p>6326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59199">
                <text:p>59199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8771">
                <text:p>58771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0908">
                <text:p>40908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461">
                <text:p>146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9155">
                <text:p>915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7773">
                <text:p>27773</text:p>
              </table:table-cell>
              <table:table-cell office:value-type="float" office:value="631">
                <text:p>6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999cm" xlink:href=".." xlink:type="simple" chart:class="chart:bar" chart:style-name="ch1">
        <chart:legend chart:legend-position="end" svg:x="13.237cm" svg:y="4.2cm" style:legend-expansion="high" chart:style-name="ch2"/>
        <chart:plot-area chart:style-name="ch3" table:cell-range-address="List1.B5:List1.B19 List1.J4:List1.J19" chart:data-source-has-labels="both" svg:x="0.77cm" svg:y="0.851cm" svg:width="11.827cm" svg:height="7.549cm">
          <chartooo:coordinate-region svg:x="1.391cm" svg:y="1.05cm" svg:width="11.206cm" svg:height="6.703cm"/>
          <chart:axis chart:dimension="x" chart:name="primary-x" chart:style-name="ch4" chartooo:axis-type="auto">
            <chartooo:date-scale/>
            <chart:categories table:cell-range-address="List1.B5:List1.B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J5:List1.J19" chart:label-cell-address="List1.J4:List1.J4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rychleni [%]</text:p>
                <draw:g>
                  <svg:desc>List1.J4:List1.J4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0</text:p>
                <draw:g>
                  <svg:desc>List1.B5:List1.B19</svg:desc>
                </draw:g>
              </table:table-cell>
              <table:table-cell office:value-type="float" office:value="11.6338560783005">
                <text:p>11.6338560783005</text:p>
                <draw:g>
                  <svg:desc>List1.J5:List1.J19</svg:desc>
                </draw:g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2.763825312384">
                <text:p>22.76382531238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17308907138345">
                <text:p>2.1730890713834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1.6091954022988">
                <text:p>31.609195402298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.7782528521348">
                <text:p>6.778252852134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.92272618190545">
                <text:p>5.9227261819054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7.97717610203625">
                <text:p>7.9771761020362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2.1559633027523">
                <text:p>12.155963302752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9.7597217831173">
                <text:p>19.759721783117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.84972719133769">
                <text:p>3.8497271913376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4762042503956">
                <text:p>3.476204250395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.813435024934">
                <text:p>3.81343502493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4.6475017111567">
                <text:p>14.647501711156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.79027853631895">
                <text:p>3.7902785363189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27199078241457">
                <text:p>2.271990782414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